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Alternative" svg:font-family="'Arial Alternative'" style:font-pitch="fixed" style:font-charset="x-symbol"/>
    <style:font-face style:name="Adventure" svg:font-family="Adventure" style:font-pitch="variable" style:font-charset="x-symbol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A.D. MONO" svg:font-family="'A.D. MONO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5cm" draw:marker-start-width="0.8cm" draw:marker-end-width="0.8cm" draw:fill="none" draw:textarea-horizontal-align="center" draw:textarea-vertical-align="middle" fo:padding-top="0.375cm" fo:padding-bottom="0.375cm" fo:padding-left="0.5cm" fo:padding-right="0.5cm"/>
    </style:style>
    <style:style style:name="gr2" style:family="graphic" style:parent-style-name="standard">
      <style:graphic-properties draw:stroke="solid" svg:stroke-width="0.25cm" draw:marker-start-width="0.56cm" draw:marker-end-width="0.56cm" draw:fill="solid" draw:fill-color="#ff0000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solid" svg:stroke-width="0.01cm" draw:fill="solid" draw:fill-color="#ff0000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4.065cm" fo:min-width="5.112cm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text-properties style:font-name="Nimbus Mono L" fo:font-weight="normal" style:font-weight-asian="normal" style:font-weight-complex="normal"/>
    </style:style>
    <style:style style:name="P4" style:family="paragraph">
      <loext:graphic-properties draw:fill="none" draw:fill-color="#ffffff"/>
      <style:text-properties style:font-name="Nimbus Mono L" fo:font-size="96pt" fo:font-weight="normal" style:font-size-asian="96pt" style:font-weight-asian="normal" style:font-size-complex="96pt" style:font-weight-complex="normal"/>
    </style:style>
    <style:style style:name="T1" style:family="text">
      <style:text-properties style:font-name="Nimbus Mono L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18cm" svg:height="6.914cm" draw:transform="rotate (-1.47113802650602) translate (8.38125930233543cm 1.31194601823388cm)" svg:viewBox="0 0 6219 6915" svg:d="M0 6915c5075-497 6119-895 4229-2089-893-467 99-995 696-1940 845-1337 1294-2886 1294-2886">
          <text:p/>
        </draw:path>
        <draw:g>
          <draw:line draw:style-name="gr2" draw:text-style-name="P2" draw:layer="layout" svg:x1="4.5cm" svg:y1="4.8cm" svg:x2="4.5cm" svg:y2="6.47cm">
            <text:p/>
          </draw:line>
          <draw:custom-shape draw:style-name="gr3" draw:text-style-name="P2" draw:layer="layout" svg:width="1cm" svg:height="1.002cm" svg:x="4cm" svg:y="5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5.6cm" svg:y1="5.4cm" svg:x2="5.6cm" svg:y2="7.07cm">
            <text:p/>
          </draw:line>
          <draw:custom-shape draw:style-name="gr3" draw:text-style-name="P2" draw:layer="layout" svg:width="1cm" svg:height="1.002cm" svg:x="5.1cm" svg:y="5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6.4cm" svg:y1="6.3cm" svg:x2="6.4cm" svg:y2="8.13cm">
            <text:p/>
          </draw:line>
          <draw:custom-shape draw:style-name="gr3" draw:text-style-name="P2" draw:layer="layout" svg:width="1cm" svg:height="0.998cm" svg:x="5.9cm" svg:y="6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7.3cm" svg:y1="5.4cm" svg:x2="7.3cm" svg:y2="7.73cm">
            <text:p/>
          </draw:line>
          <draw:custom-shape draw:style-name="gr3" draw:text-style-name="P2" draw:layer="layout" svg:width="1cm" svg:height="0.998cm" svg:x="6.8cm" svg:y="6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8.3cm" svg:y1="5.9cm" svg:x2="8.3cm" svg:y2="9.23cm">
            <text:p/>
          </draw:line>
          <draw:custom-shape draw:style-name="gr3" draw:text-style-name="P2" draw:layer="layout" svg:width="1cm" svg:height="0.999cm" svg:x="7.8cm" svg:y="6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4" draw:layer="layout" svg:width="6.608cm" svg:height="4.325cm" svg:x="2.777cm" svg:y="1.071cm">
          <draw:text-box>
            <text:p text:style-name="P3"><text:span text:style-name="T1">FIT</text:span></text:p>
          </draw:text-box>
        </draw:frame>
        <draw:g>
          <draw:line draw:style-name="gr2" draw:text-style-name="P2" draw:layer="layout" svg:x1="3.9cm" svg:y1="5.7cm" svg:x2="3.9cm" svg:y2="7.37cm">
            <text:p/>
          </draw:line>
          <draw:custom-shape draw:style-name="gr3" draw:text-style-name="P2" draw:layer="layout" svg:width="1cm" svg:height="1.002cm" svg:x="3.4cm" svg:y="6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3.1cm" svg:y1="6.4cm" svg:x2="3.1cm" svg:y2="8.07cm">
            <text:p/>
          </draw:line>
          <draw:custom-shape draw:style-name="gr3" draw:text-style-name="P2" draw:layer="layout" svg:width="1cm" svg:height="1.002cm" svg:x="2.6cm" svg:y="6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2.4cm" svg:y1="4.8cm" svg:x2="2.4cm" svg:y2="6.47cm">
            <text:p/>
          </draw:line>
          <draw:custom-shape draw:style-name="gr3" draw:text-style-name="P2" draw:layer="layout" svg:width="1cm" svg:height="1.002cm" svg:x="1.9cm" svg:y="5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2.1cm" svg:y1="3.2cm" svg:x2="2.171cm" svg:y2="5.06cm">
            <text:p/>
          </draw:line>
          <draw:custom-shape draw:style-name="gr3" draw:text-style-name="P2" draw:layer="layout" svg:width="1cm" svg:height="1.004cm" svg:x="1.6cm" svg:y="3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1.6cm" svg:y1="1.6cm" svg:x2="1.6cm" svg:y2="3.27cm">
            <text:p/>
          </draw:line>
          <draw:custom-shape draw:style-name="gr3" draw:text-style-name="P2" draw:layer="layout" svg:width="1cm" svg:height="1.002cm" svg:x="1.1cm" svg:y="1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Alternative" svg:font-family="'Arial Alternative'" style:font-pitch="fixed" style:font-charset="x-symbol"/>
    <style:font-face style:name="Adventure" svg:font-family="Adventure" style:font-pitch="variable" style:font-charset="x-symbol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A.D. MONO" svg:font-family="'A.D. MONO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9T22:00:08</meta:creation-date>
    <dc:date>2017-03-16T10:49:57.177477065</dc:date>
    <meta:editing-duration>PT29M22S</meta:editing-duration>
    <meta:editing-cycles>7</meta:editing-cycles>
    <meta:generator>LibreOffice/4.4.7.2$Linux_X86_64 LibreOffice_project/40$Build-2</meta:generator>
    <dc:creator>Zaher Salman</dc:creator>
    <meta:document-statistic meta:object-count="32"/>
  </office:meta>
</office:document-meta>
</file>